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393c7" officeooo:paragraph-rsid="001393c7"/>
    </style:style>
    <style:style style:name="P2" style:family="paragraph" style:parent-style-name="Standard">
      <style:text-properties fo:font-size="18pt" officeooo:rsid="001393c7" officeooo:paragraph-rsid="001393c7" style:font-size-asian="15.75pt" style:font-size-complex="18pt"/>
    </style:style>
    <style:style style:name="P3" style:family="paragraph" style:parent-style-name="Standard">
      <style:text-properties fo:font-size="11pt" officeooo:rsid="0013d352" officeooo:paragraph-rsid="0013d352" style:font-size-asian="9.60000038146973pt" style:font-size-complex="11pt"/>
    </style:style>
    <style:style style:name="P4" style:family="paragraph" style:parent-style-name="Standard">
      <style:text-properties fo:font-size="11pt" officeooo:rsid="00163ba8" officeooo:paragraph-rsid="00163ba8" style:font-size-asian="9.60000038146973pt" style:font-size-complex="11pt"/>
    </style:style>
    <style:style style:name="P5" style:family="paragraph" style:parent-style-name="Standard">
      <style:text-properties fo:font-size="11pt" officeooo:rsid="0017fd74" officeooo:paragraph-rsid="0017fd74" style:font-size-asian="9.60000038146973pt" style:font-size-complex="11pt"/>
    </style:style>
    <style:style style:name="P6" style:family="paragraph" style:parent-style-name="Standard">
      <style:text-properties fo:font-size="11pt" officeooo:rsid="00184067" officeooo:paragraph-rsid="00184067" style:font-size-asian="9.60000038146973pt" style:font-size-complex="11pt"/>
    </style:style>
    <style:style style:name="P7" style:family="paragraph" style:parent-style-name="Standard">
      <style:text-properties fo:font-size="11pt" officeooo:rsid="001a924e" officeooo:paragraph-rsid="001a924e" style:font-size-asian="9.60000038146973pt" style:font-size-complex="11pt"/>
    </style:style>
    <style:style style:name="P8" style:family="paragraph" style:parent-style-name="Standard">
      <style:text-properties fo:font-size="11pt" officeooo:rsid="001bbf85" officeooo:paragraph-rsid="001bbf85" style:font-size-asian="9.60000038146973pt" style:font-size-complex="11pt"/>
    </style:style>
    <style:style style:name="P9" style:family="paragraph" style:parent-style-name="Standard">
      <style:text-properties fo:font-size="11pt" officeooo:rsid="001de149" officeooo:paragraph-rsid="001de149" style:font-size-asian="9.60000038146973pt" style:font-size-complex="11pt"/>
    </style:style>
    <style:style style:name="P10" style:family="paragraph" style:parent-style-name="Standard">
      <style:text-properties fo:font-size="11pt" officeooo:rsid="00209114" officeooo:paragraph-rsid="0036341d" style:font-size-asian="9.60000038146973pt" style:font-size-complex="11pt"/>
    </style:style>
    <style:style style:name="P11" style:family="paragraph" style:parent-style-name="Standard">
      <style:text-properties fo:font-size="11pt" officeooo:rsid="002741a1" officeooo:paragraph-rsid="002741a1" style:font-size-asian="9.60000038146973pt" style:font-size-complex="11pt"/>
    </style:style>
    <style:style style:name="P12" style:family="paragraph" style:parent-style-name="Standard">
      <style:text-properties officeooo:paragraph-rsid="00332e69"/>
    </style:style>
    <style:style style:name="P13" style:family="paragraph" style:parent-style-name="Standard" style:list-style-name="L1">
      <style:text-properties officeooo:paragraph-rsid="003a0de7"/>
    </style:style>
    <style:style style:name="P14" style:family="paragraph" style:parent-style-name="Standard" style:list-style-name="L1">
      <style:text-properties officeooo:paragraph-rsid="003c0930"/>
    </style:style>
    <style:style style:name="P15" style:family="paragraph" style:parent-style-name="Standard" style:list-style-name="L1">
      <style:text-properties fo:font-size="13pt" officeooo:rsid="001bbf85" officeooo:paragraph-rsid="001bbf85" style:font-size-asian="13pt" style:font-size-complex="13pt"/>
    </style:style>
    <style:style style:name="P16" style:family="paragraph" style:parent-style-name="Standard">
      <style:text-properties fo:font-size="13pt" officeooo:rsid="001bbf85" officeooo:paragraph-rsid="001bbf85" style:font-size-asian="13pt" style:font-size-complex="13pt"/>
    </style:style>
    <style:style style:name="P17" style:family="paragraph" style:parent-style-name="Standard" style:list-style-name="L1">
      <style:text-properties fo:font-size="13pt" officeooo:rsid="002ab160" officeooo:paragraph-rsid="0035fcf0" style:font-size-asian="13pt" style:font-size-complex="13pt"/>
    </style:style>
    <style:style style:name="P18" style:family="paragraph" style:parent-style-name="Standard" style:list-style-name="L1">
      <style:text-properties fo:font-size="13pt" officeooo:rsid="00332e69" officeooo:paragraph-rsid="00332e69" style:font-size-asian="13pt" style:font-size-complex="13pt"/>
    </style:style>
    <style:style style:name="P19" style:family="paragraph" style:parent-style-name="Standard" style:list-style-name="L1">
      <style:text-properties fo:font-size="13pt" officeooo:rsid="00332e69" officeooo:paragraph-rsid="00364946" style:font-size-asian="13pt" style:font-size-complex="13pt"/>
    </style:style>
    <style:style style:name="P20" style:family="paragraph" style:parent-style-name="Standard">
      <style:text-properties fo:font-size="13pt" officeooo:rsid="002076a5" officeooo:paragraph-rsid="002076a5" style:font-size-asian="13pt" style:font-size-complex="13pt"/>
    </style:style>
    <style:style style:name="P21" style:family="paragraph" style:parent-style-name="Standard">
      <style:text-properties fo:font-size="11pt" officeooo:rsid="001bbf85" officeooo:paragraph-rsid="00332e69" style:font-size-asian="11pt" style:font-size-complex="11pt"/>
    </style:style>
    <style:style style:name="P22" style:family="paragraph" style:parent-style-name="Standard" style:list-style-name="L1">
      <style:text-properties fo:font-size="11pt" officeooo:rsid="002ab160" officeooo:paragraph-rsid="003a2f9d" style:font-size-asian="9.60000038146973pt" style:font-size-complex="11pt"/>
    </style:style>
    <style:style style:name="P23" style:family="paragraph" style:parent-style-name="Standard" style:list-style-name="L1">
      <style:text-properties fo:font-size="11pt" officeooo:rsid="002ab160" officeooo:paragraph-rsid="003d9136" style:font-size-asian="9.60000038146973pt" style:font-size-complex="11pt"/>
    </style:style>
    <style:style style:name="P24" style:family="paragraph" style:parent-style-name="Standard" style:list-style-name="L1">
      <style:text-properties fo:font-size="11pt" officeooo:rsid="002ab160" officeooo:paragraph-rsid="003f7f55" style:font-size-asian="9.60000038146973pt" style:font-size-complex="11pt"/>
    </style:style>
    <style:style style:name="P25" style:family="paragraph" style:parent-style-name="Standard" style:list-style-name="L1">
      <style:text-properties fo:font-size="11pt" officeooo:rsid="002ab160" officeooo:paragraph-rsid="004799ec" style:font-size-asian="9.60000038146973pt" style:font-size-complex="11pt"/>
    </style:style>
    <style:style style:name="P26" style:family="paragraph" style:parent-style-name="Standard">
      <style:text-properties fo:font-size="11pt" officeooo:rsid="002ab160" officeooo:paragraph-rsid="004799ec" style:font-size-asian="9.60000038146973pt" style:font-size-complex="11pt"/>
    </style:style>
    <style:style style:name="P27" style:family="paragraph" style:parent-style-name="Standard" style:list-style-name="L1">
      <style:text-properties fo:font-size="11pt" officeooo:rsid="004c20f7" officeooo:paragraph-rsid="004c20f7" style:font-size-asian="9.60000038146973pt" style:font-size-complex="11pt"/>
    </style:style>
    <style:style style:name="P28" style:family="paragraph" style:parent-style-name="Standard" style:list-style-name="L1">
      <style:text-properties fo:font-size="11pt" officeooo:rsid="00527f50" officeooo:paragraph-rsid="004c20f7" style:font-size-asian="9.60000038146973pt" style:font-size-complex="11pt"/>
    </style:style>
    <style:style style:name="P29" style:family="paragraph" style:parent-style-name="Standard" style:list-style-name="L1">
      <style:text-properties fo:font-size="11pt" officeooo:rsid="00293707" officeooo:paragraph-rsid="004799ec" style:font-size-asian="9.60000038146973pt" style:font-size-complex="11pt"/>
    </style:style>
    <style:style style:name="P30" style:family="paragraph" style:parent-style-name="Standard" style:list-style-name="L1">
      <style:text-properties fo:font-size="11pt" fo:font-weight="normal" officeooo:rsid="004f8263" officeooo:paragraph-rsid="004f8263" style:font-size-asian="9.60000038146973pt" style:font-weight-asian="normal" style:font-size-complex="11pt" style:font-weight-complex="normal"/>
    </style:style>
    <style:style style:name="P31" style:family="paragraph" style:parent-style-name="Standard">
      <style:text-properties fo:font-size="11pt" fo:font-weight="normal" officeooo:rsid="004f8263" officeooo:paragraph-rsid="004f8263" style:font-size-asian="9.60000038146973pt" style:font-weight-asian="normal" style:font-size-complex="11pt" style:font-weight-complex="normal"/>
    </style:style>
    <style:style style:name="P32" style:family="paragraph" style:parent-style-name="Standard">
      <style:text-properties fo:font-size="11pt" fo:font-weight="normal" officeooo:rsid="005af07c" officeooo:paragraph-rsid="005801fe" style:font-size-asian="9.60000038146973pt" style:font-weight-asian="normal" style:font-size-complex="11pt" style:font-weight-complex="normal"/>
    </style:style>
    <style:style style:name="P33" style:family="paragraph" style:parent-style-name="Standard" style:list-style-name="L1">
      <style:text-properties fo:font-size="11pt" fo:font-weight="normal" officeooo:rsid="005af07c" officeooo:paragraph-rsid="005801fe" style:font-size-asian="9.60000038146973pt" style:font-weight-asian="normal" style:font-size-complex="11pt" style:font-weight-complex="normal"/>
    </style:style>
    <style:style style:name="P34" style:family="paragraph" style:parent-style-name="Standard" style:list-style-name="L1">
      <style:text-properties officeooo:rsid="00332e69" officeooo:paragraph-rsid="0035fcf0"/>
    </style:style>
    <style:style style:name="P35" style:family="paragraph" style:parent-style-name="Standard" style:list-style-name="L1">
      <style:text-properties officeooo:rsid="00441e94" officeooo:paragraph-rsid="005d309d"/>
    </style:style>
    <style:style style:name="P36" style:family="paragraph" style:parent-style-name="Standard" style:list-style-name="L1">
      <style:text-properties officeooo:rsid="00441e94" officeooo:paragraph-rsid="004c20f7"/>
    </style:style>
    <style:style style:name="P37" style:family="paragraph" style:parent-style-name="Standard" style:list-style-name="L1">
      <style:text-properties fo:font-weight="bold" officeooo:rsid="00441e94" officeooo:paragraph-rsid="004c20f7" style:font-weight-asian="bold" style:font-weight-complex="bold"/>
    </style:style>
    <style:style style:name="P38" style:family="paragraph" style:parent-style-name="Standard" style:list-style-name="L1">
      <style:text-properties fo:font-weight="bold" officeooo:rsid="004dbe00" officeooo:paragraph-rsid="004dbe00" style:font-weight-asian="bold" style:font-weight-complex="bold"/>
    </style:style>
    <style:style style:name="P39" style:family="paragraph" style:parent-style-name="Standard" style:list-style-name="L1">
      <style:text-properties fo:font-weight="bold" officeooo:rsid="004f8263" officeooo:paragraph-rsid="004f8263" style:font-weight-asian="bold" style:font-weight-complex="bold"/>
    </style:style>
    <style:style style:name="P40" style:family="paragraph" style:parent-style-name="Standard" style:list-style-name="L1">
      <style:text-properties fo:font-weight="bold" officeooo:rsid="005801fe" officeooo:paragraph-rsid="005801fe" style:font-weight-asian="bold" style:font-weight-complex="bold"/>
    </style:style>
    <style:style style:name="P41" style:family="paragraph" style:parent-style-name="Standard" style:list-style-name="L1">
      <style:text-properties fo:font-weight="bold" officeooo:rsid="00613a12" officeooo:paragraph-rsid="006577fd" style:font-weight-asian="bold" style:font-weight-complex="bold"/>
    </style:style>
    <style:style style:name="P42" style:family="paragraph" style:parent-style-name="Standard" style:list-style-name="L1">
      <style:text-properties fo:font-weight="bold" officeooo:rsid="007066f2" officeooo:paragraph-rsid="007066f2" style:font-weight-asian="bold" style:font-weight-complex="bold"/>
    </style:style>
    <style:style style:name="P43" style:family="paragraph" style:parent-style-name="Standard" style:list-style-name="L1">
      <style:text-properties fo:font-weight="bold" officeooo:rsid="0072bdbe" officeooo:paragraph-rsid="0072bdbe" style:font-weight-asian="bold" style:font-weight-complex="bold"/>
    </style:style>
    <style:style style:name="P44" style:family="paragraph" style:parent-style-name="Standard" style:list-style-name="L1">
      <style:text-properties officeooo:rsid="002076a5" officeooo:paragraph-rsid="002076a5"/>
    </style:style>
    <style:style style:name="P45" style:family="paragraph" style:parent-style-name="Standard" style:list-style-name="L1">
      <style:paragraph-properties fo:break-before="page"/>
      <style:text-properties officeooo:rsid="00441e94" officeooo:paragraph-rsid="004799ec"/>
    </style:style>
    <style:style style:name="T1" style:family="text">
      <style:text-properties officeooo:rsid="0014cab5"/>
    </style:style>
    <style:style style:name="T2" style:family="text">
      <style:text-properties officeooo:rsid="0018415b"/>
    </style:style>
    <style:style style:name="T3" style:family="text">
      <style:text-properties officeooo:rsid="0018d1da"/>
    </style:style>
    <style:style style:name="T4" style:family="text">
      <style:text-properties fo:font-size="13pt" style:font-size-asian="13pt" style:font-size-complex="13pt"/>
    </style:style>
    <style:style style:name="T5" style:family="text">
      <style:text-properties fo:font-size="13pt" officeooo:rsid="001bbf85" style:font-size-asian="13pt" style:font-size-complex="13pt"/>
    </style:style>
    <style:style style:name="T6" style:family="text">
      <style:text-properties officeooo:rsid="001d2c53"/>
    </style:style>
    <style:style style:name="T7" style:family="text">
      <style:text-properties officeooo:rsid="001ecb42"/>
    </style:style>
    <style:style style:name="T8" style:family="text">
      <style:text-properties officeooo:rsid="00256569"/>
    </style:style>
    <style:style style:name="T9" style:family="text">
      <style:text-properties officeooo:rsid="0028856f"/>
    </style:style>
    <style:style style:name="T10" style:family="text">
      <style:text-properties fo:font-style="italic" style:font-style-asian="italic" style:font-style-complex="italic"/>
    </style:style>
    <style:style style:name="T11" style:family="text">
      <style:text-properties fo:font-style="italic" style:text-underline-style="none" officeooo:rsid="002ab160" style:font-size-asian="11pt" style:font-style-asian="italic" style:font-style-complex="italic"/>
    </style:style>
    <style:style style:name="T12" style:family="text">
      <style:text-properties fo:font-style="italic" officeooo:rsid="002ab160" style:font-size-asian="11pt"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ab160" style:font-style-asian="normal" style:font-style-complex="normal"/>
    </style:style>
    <style:style style:name="T15" style:family="text">
      <style:text-properties fo:font-size="11pt" style:font-size-asian="9.60000038146973pt" style:font-size-complex="11pt"/>
    </style:style>
    <style:style style:name="T16" style:family="text">
      <style:text-properties fo:font-size="11pt" officeooo:rsid="002ab160" style:font-size-asian="9.60000038146973pt" style:font-size-complex="11pt"/>
    </style:style>
    <style:style style:name="T17" style:family="text">
      <style:text-properties fo:font-size="11pt" officeooo:rsid="0037b935" style:font-size-asian="9.60000038146973pt" style:font-size-complex="11pt"/>
    </style:style>
    <style:style style:name="T18" style:family="text">
      <style:text-properties fo:font-size="11pt" officeooo:rsid="0038cbca" style:font-size-asian="9.60000038146973pt" style:font-size-complex="11pt"/>
    </style:style>
    <style:style style:name="T19" style:family="text">
      <style:text-properties fo:font-size="11pt" officeooo:rsid="0041a59e" style:font-size-asian="9.60000038146973pt" style:font-size-complex="11pt"/>
    </style:style>
    <style:style style:name="T20" style:family="text">
      <style:text-properties fo:font-size="11pt" officeooo:rsid="00427255" style:font-size-asian="9.60000038146973pt" style:font-size-complex="11pt"/>
    </style:style>
    <style:style style:name="T21" style:family="text">
      <style:text-properties fo:font-size="11pt" officeooo:rsid="004c20f7" style:font-size-asian="9.60000038146973pt" style:font-size-complex="11pt"/>
    </style:style>
    <style:style style:name="T22" style:family="text">
      <style:text-properties fo:font-size="11pt" officeooo:rsid="004dbe00" style:font-size-asian="9.60000038146973pt" style:font-size-complex="11pt"/>
    </style:style>
    <style:style style:name="T23" style:family="text">
      <style:text-properties fo:font-size="11pt" officeooo:rsid="0051395d" style:font-size-asian="9.60000038146973pt" style:font-size-complex="11pt"/>
    </style:style>
    <style:style style:name="T24" style:family="text">
      <style:text-properties fo:font-size="11pt" officeooo:rsid="00527f50" style:font-size-asian="9.60000038146973pt" style:font-size-complex="11pt"/>
    </style:style>
    <style:style style:name="T25" style:family="text">
      <style:text-properties fo:font-size="11pt" officeooo:rsid="0053aef0" style:font-size-asian="9.60000038146973pt" style:font-size-complex="11pt"/>
    </style:style>
    <style:style style:name="T26" style:family="text">
      <style:text-properties fo:font-size="11pt" officeooo:rsid="005cc877" style:font-size-asian="9.60000038146973pt" style:font-size-complex="11pt"/>
    </style:style>
    <style:style style:name="T27" style:family="text">
      <style:text-properties fo:font-size="11pt" officeooo:rsid="005f04bc" style:font-size-asian="9.60000038146973pt" style:font-size-complex="11pt"/>
    </style:style>
    <style:style style:name="T28" style:family="text">
      <style:text-properties fo:font-size="11pt" officeooo:rsid="007a122f" style:font-size-asian="9.60000038146973pt" style:font-size-complex="11pt"/>
    </style:style>
    <style:style style:name="T29" style:family="text">
      <style:text-properties fo:font-size="11pt" officeooo:rsid="001bbf85" style:font-size-asian="11pt" style:font-size-complex="11pt"/>
    </style:style>
    <style:style style:name="T30" style:family="text">
      <style:text-properties fo:font-size="11pt" officeooo:rsid="0040a7dc" style:font-size-asian="11pt" style:font-size-complex="11pt"/>
    </style:style>
    <style:style style:name="T31" style:family="text">
      <style:text-properties fo:font-size="11pt" officeooo:rsid="004119bf" style:font-size-asian="11pt" style:font-size-complex="11pt"/>
    </style:style>
    <style:style style:name="T32" style:family="text">
      <style:text-properties fo:font-size="11pt" fo:font-style="italic" officeooo:rsid="002ab160" style:font-size-asian="9.60000038146973pt" style:font-style-asian="italic" style:font-size-complex="11pt" style:font-style-complex="italic"/>
    </style:style>
    <style:style style:name="T33" style:family="text">
      <style:text-properties fo:font-size="11pt" fo:font-style="italic" officeooo:rsid="004799ec" style:font-size-asian="9.60000038146973pt" style:font-style-asian="italic" style:font-size-complex="11pt" style:font-style-complex="italic"/>
    </style:style>
    <style:style style:name="T34"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35" style:family="text">
      <style:text-properties fo:font-size="11pt" fo:font-style="italic" fo:font-weight="normal" officeooo:rsid="005459b9" style:font-size-asian="9.60000038146973pt" style:font-style-asian="italic" style:font-weight-asian="normal" style:font-size-complex="11pt" style:font-style-complex="italic" style:font-weight-complex="normal"/>
    </style:style>
    <style:style style:name="T36" style:family="text">
      <style:text-properties fo:font-size="11pt" fo:font-style="italic" fo:font-weight="normal" officeooo:rsid="005a0d4d" style:font-size-asian="9.60000038146973pt" style:font-style-asian="italic" style:font-weight-asian="normal" style:font-size-complex="11pt" style:font-style-complex="italic" style:font-weight-complex="normal"/>
    </style:style>
    <style:style style:name="T37" style:family="text">
      <style:text-properties fo:font-size="11pt" fo:font-style="italic" fo:font-weight="normal" officeooo:rsid="006ae023" style:font-size-asian="9.60000038146973pt" style:font-style-asian="italic" style:font-weight-asian="normal" style:font-size-complex="11pt" style:font-style-complex="italic" style:font-weight-complex="normal"/>
    </style:style>
    <style:style style:name="T38" style:family="text">
      <style:text-properties fo:font-size="11pt" fo:font-weight="bold" officeooo:rsid="004c20f7" style:font-size-asian="9.60000038146973pt" style:font-weight-asian="bold" style:font-size-complex="11pt" style:font-weight-complex="bold"/>
    </style:style>
    <style:style style:name="T39" style:family="text">
      <style:text-properties fo:font-size="11pt" fo:font-weight="normal" style:font-size-asian="9.60000038146973pt" style:font-weight-asian="normal" style:font-size-complex="11pt" style:font-weight-complex="normal"/>
    </style:style>
    <style:style style:name="T40" style:family="text">
      <style:text-properties fo:font-size="11pt" fo:font-weight="normal" officeooo:rsid="004dbe00" style:font-size-asian="9.60000038146973pt" style:font-weight-asian="normal" style:font-size-complex="11pt" style:font-weight-complex="normal"/>
    </style:style>
    <style:style style:name="T41" style:family="text">
      <style:text-properties fo:font-size="11pt" fo:font-weight="normal" officeooo:rsid="004f8263" style:font-size-asian="9.60000038146973pt" style:font-weight-asian="normal" style:font-size-complex="11pt" style:font-weight-complex="normal"/>
    </style:style>
    <style:style style:name="T42" style:family="text">
      <style:text-properties fo:font-size="11pt" fo:font-weight="normal" officeooo:rsid="0053aef0" style:font-size-asian="9.60000038146973pt" style:font-weight-asian="normal" style:font-size-complex="11pt" style:font-weight-complex="normal"/>
    </style:style>
    <style:style style:name="T43" style:family="text">
      <style:text-properties fo:font-size="11pt" fo:font-weight="normal" officeooo:rsid="005459b9" style:font-size-asian="9.60000038146973pt" style:font-weight-asian="normal" style:font-size-complex="11pt" style:font-weight-complex="normal"/>
    </style:style>
    <style:style style:name="T44" style:family="text">
      <style:text-properties fo:font-size="11pt" fo:font-weight="normal" officeooo:rsid="0058bfb7" style:font-size-asian="9.60000038146973pt" style:font-weight-asian="normal" style:font-size-complex="11pt" style:font-weight-complex="normal"/>
    </style:style>
    <style:style style:name="T45" style:family="text">
      <style:text-properties fo:font-size="11pt" fo:font-weight="normal" officeooo:rsid="005a0d4d" style:font-size-asian="9.60000038146973pt" style:font-weight-asian="normal" style:font-size-complex="11pt" style:font-weight-complex="normal"/>
    </style:style>
    <style:style style:name="T46" style:family="text">
      <style:text-properties fo:font-size="11pt" fo:font-weight="normal" officeooo:rsid="005a5189" style:font-size-asian="9.60000038146973pt" style:font-weight-asian="normal" style:font-size-complex="11pt" style:font-weight-complex="normal"/>
    </style:style>
    <style:style style:name="T47" style:family="text">
      <style:text-properties fo:font-size="11pt" fo:font-weight="normal" officeooo:rsid="005af07c" style:font-size-asian="9.60000038146973pt" style:font-weight-asian="normal" style:font-size-complex="11pt" style:font-weight-complex="normal"/>
    </style:style>
    <style:style style:name="T48" style:family="text">
      <style:text-properties fo:font-size="11pt" fo:font-weight="normal" officeooo:rsid="00629bf7" style:font-size-asian="9.60000038146973pt" style:font-weight-asian="normal" style:font-size-complex="11pt" style:font-weight-complex="normal"/>
    </style:style>
    <style:style style:name="T49" style:family="text">
      <style:text-properties fo:font-size="11pt" fo:font-weight="normal" officeooo:rsid="0063769f" style:font-size-asian="9.60000038146973pt" style:font-weight-asian="normal" style:font-size-complex="11pt" style:font-weight-complex="normal"/>
    </style:style>
    <style:style style:name="T50" style:family="text">
      <style:text-properties fo:font-size="11pt" fo:font-weight="normal" officeooo:rsid="00651ff2" style:font-size-asian="9.60000038146973pt" style:font-weight-asian="normal" style:font-size-complex="11pt" style:font-weight-complex="normal"/>
    </style:style>
    <style:style style:name="T51" style:family="text">
      <style:text-properties fo:font-size="11pt" fo:font-weight="normal" officeooo:rsid="0071495a" style:font-size-asian="9.60000038146973pt" style:font-weight-asian="normal" style:font-size-complex="11pt" style:font-weight-complex="normal"/>
    </style:style>
    <style:style style:name="T52" style:family="text">
      <style:text-properties fo:font-size="11pt" fo:font-weight="normal" officeooo:rsid="00719bde" style:font-size-asian="9.60000038146973pt" style:font-weight-asian="normal" style:font-size-complex="11pt" style:font-weight-complex="normal"/>
    </style:style>
    <style:style style:name="T53" style:family="text">
      <style:text-properties officeooo:rsid="002fc036" style:font-size-asian="11pt"/>
    </style:style>
    <style:style style:name="T54" style:family="text">
      <style:text-properties officeooo:rsid="002ab160" style:font-size-asian="11pt"/>
    </style:style>
    <style:style style:name="T55" style:family="text">
      <style:text-properties officeooo:rsid="0077a047" style:font-size-asian="11pt"/>
    </style:style>
    <style:style style:name="T56" style:family="text">
      <style:text-properties officeooo:rsid="0045d342"/>
    </style:style>
    <style:style style:name="T57" style:family="text">
      <style:text-properties officeooo:rsid="00789d48"/>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b technologies: Project: Woxspace: server-side</text:p>
      <text:p text:style-name="P2"/>
      <text:p text:style-name="P3">This document contains the documentation of our project for the ‘web technologies’ course.</text:p>
      <text:p text:style-name="P3">More specific, the server side of our website project. Our idea was to build a basic CMS that can be used by small organisations, like scouts, to build a small and simple website. This is quite a difficult idea to implement so we kept the options for building the website restricted but <text:span text:style-name="T1">easily extendable.</text:span></text:p>
      <text:p text:style-name="P3"/>
      <text:p text:style-name="P4">We used nodejs as framework <text:span text:style-name="T6">and our database is a MySQL database. </text:span></text:p>
      <text:p text:style-name="P5">Since we wanted our CMS to be runnable on all operating systems, we use docker/docker-compose such that our package actually runs in a virtual environment. </text:p>
      <text:p text:style-name="P6">Using docker also made our package <text:span text:style-name="T2">to have</text:span> a single-command startup, <text:span text:style-name="T3">which is a nice bonus.</text:span></text:p>
      <text:p text:style-name="P9">The actual website we will provide will just be a welcome page with a download link, <text:span text:style-name="T7">clicking the download link will start the download of our CMS-package. This package can then be run on the user’s own server/computer.</text:span></text:p>
      <text:p text:style-name="P9"/>
      <text:p text:style-name="P7">In what follows I will describe the server-side structure of the project; talking about the <text:span text:style-name="T56">use of docker</text:span>, the database <text:span text:style-name="T8">and</text:span> the express server.</text:p>
      <text:p text:style-name="P7"/>
      <text:p text:style-name="P7"/>
      <text:list xml:id="list3567507917" text:style-name="L1">
        <text:list-item>
          <text:p text:style-name="P15">Docker and booting</text:p>
        </text:list-item>
      </text:list>
      <text:p text:style-name="P16"/>
      <text:p text:style-name="P12"><text:span text:style-name="T29">As mentioned in the introduction we made use of docker/docker-compose to be able to run our package on all operating systems. Docker-compose is used to link multiple ‘dockerfiles’, </text:span><text:span text:style-name="T30">corresponding to docker containers,</text:span><text:span text:style-name="T29"> together. So for each container we make a ‘dockerfile’ that handles t</text:span><text:span text:style-name="T31">he</text:span><text:span text:style-name="T29"> creation and content of that container. Then docker-compose can be used to define connections and other options between the different containers. </text:span></text:p>
      <text:p text:style-name="P21"/>
      <text:p text:style-name="P10"><text:span text:style-name="T53">Our project </text:span><text:span text:style-name="T55">makes use of </text:span><text:span text:style-name="T53">two containers, one for the </text:span><text:span text:style-name="T11">database</text:span><text:span text:style-name="T54"> and one for the </text:span><text:span text:style-name="T12">express server</text:span><text:span text:style-name="T54">. </text:span></text:p>
      <text:p text:style-name="P16"/>
      <text:list xml:id="list133702090236013" text:continue-numbering="true" text:style-name="L1">
        <text:list-item>
          <text:list>
            <text:list-item>
              <text:p text:style-name="P34"><text:span text:style-name="T5">D</text:span><text:span text:style-name="T4">atabase container</text:span></text:p>
              <text:p text:style-name="P17"/>
              <text:p text:style-name="P34"><text:span text:style-name="T16">The ‘dockerfile’ for the database container is very simple, it contains two statements, the first one of which defines which image to use: ‘mysql’. The second statement copies a .sql file to a specific place in the container. This .sql file will contain </text:span><text:span text:style-name="T20">all</text:span><text:span text:style-name="T16"> table definitions </text:span><text:span text:style-name="T20">needed for the CMS.</text:span><text:span text:style-name="T16"> </text:span><text:span text:style-name="T19">When the container is booted it will automatically use this .sql file to initialize the database.</text:span></text:p>
              <text:p text:style-name="P18"/>
            </text:list-item>
            <text:list-item>
              <text:p text:style-name="P19">Express container</text:p>
              <text:p text:style-name="P19"/>
              <text:p text:style-name="P13"><text:span text:style-name="T16">The ‘dockerfile’ for the express server is a bit more complicated. It will use the ‘node’ image. The other statements in the file will do the following </text:span><text:span text:style-name="T17">inside the container</text:span><text:span text:style-name="T16">; </text:span></text:p>
              <text:p text:style-name="P22">- create an application directory for the server to run in</text:p>
              <text:p text:style-name="P14"><text:span text:style-name="T16">- copy the ‘package.json’ file, </text:span><text:span text:style-name="T18">from the host,</text:span><text:span text:style-name="T16"> to this directory</text:span></text:p>
              <text:p text:style-name="P23">- run ‘npm install’ to make nodejs install all the needed packages defined in the .json file</text:p>
              <text:p text:style-name="P24">- copy all back-end code to the application directory </text:p>
              <text:p text:style-name="P24">- call npm start to <text:span text:style-name="T57">boot </text:span>the express server.</text:p>
              <text:p text:style-name="P24"/>
            </text:list-item>
          </text:list>
        </text:list-item>
      </text:list>
      <text:p text:style-name="P26"/>
      <text:list xml:id="list133703354289866" text:continue-numbering="true" text:style-name="L1">
        <text:list-item>
          <text:list>
            <text:list-item>
              <text:p text:style-name="P45"><text:span text:style-name="T16">D</text:span><text:span text:style-name="T15">ocker-compose</text:span></text:p>
              <text:p text:style-name="P25"/>
              <text:p text:style-name="P35"><text:span text:style-name="T16">The </text:span><text:span text:style-name="T32">docker-compose.</text:span><text:span text:style-name="T33">yaml</text:span><text:span text:style-name="T16"> file contains two modules; one for the database container, one for the express server container. </text:span><text:span text:style-name="T26">The path of the ‘dockerfiles’ for both containers will be defined in this file such that docker-compose can find these and use them to create and link these containers. </text:span></text:p>
              <text:p text:style-name="P35"><text:span text:style-name="T21">A few troublesome problems are </text:span><text:span text:style-name="T27">also </text:span><text:span text:style-name="T21">solve</text:span><text:span text:style-name="T23">d</text:span><text:span text:style-name="T21"> by docker-compose:</text:span></text:p>
              <text:p text:style-name="P27"/>
              <text:p text:style-name="P36"><text:span text:style-name="T38">- persistence of data:</text:span><text:span text:style-name="T21"> </text:span><text:span text:style-name="T16">Since we don’t want to lose our data when stopping the containers, a ‘volume’ is mounted for the database container. The MySQL database running in this container will store all its data in this volume, which is actually just a folder mapped to a folder on the host computer (database/data). This way when the </text:span><text:span text:style-name="T28">database</text:span><text:span text:style-name="T16"> crashes or is taken down all database entries will still be in the host folder. </text:span><text:span text:style-name="T24">Similarly a volume for image uploads exists for the express server, this will be explained later.</text:span></text:p>
              <text:p text:style-name="P28"/>
              <text:p text:style-name="P37"><text:span text:style-name="T16">- </text:span><text:span text:style-name="T22">port mapping: </text:span><text:span text:style-name="T40">The services ran inside the containers will run on a defined port. The containers</text:span></text:p>
              <text:p text:style-name="P38"><text:span text:style-name="T39">are completely closed of environments so if we want to access these services we’ll have to map the ports inside the container to ports on the host machine. </text:span><text:span text:style-name="T41">This is done for both containers;</text:span></text:p>
              <text:p text:style-name="P30">the database containers runs its MySQL database on port 3306 which is mapped to the same port on the host device, the same is done for the express container running the express server on port 3001.</text:p>
              <text:p text:style-name="P30"/>
              <text:p text:style-name="P39"><text:span text:style-name="T15">- </text:span><text:span text:style-name="T25">healthcheck: </text:span><text:span text:style-name="T42">When booting the express server a connection is established with the database. Sometimes when the complete project is booted, the express server will be started before the database service is ready to accept connections. </text:span><text:span text:style-name="T43">Th</text:span><text:span text:style-name="T44">is</text:span><text:span text:style-name="T43"> is why in the </text:span><text:span text:style-name="T35">.</text:span><text:span text:style-name="T36">y</text:span><text:span text:style-name="T37">a</text:span><text:span text:style-name="T36">ml</text:span><text:span text:style-name="T45"> file</text:span><text:span text:style-name="T43"> a dependency is defined. The node container is dependent on the ‘health’ of the database container.</text:span></text:p>
              <text:p text:style-name="P40"><text:span text:style-name="T43">I</text:span><text:span text:style-name="T39">n the database module of the </text:span><text:span text:style-name="T34">.yaml</text:span><text:span text:style-name="T39"> file there is a ‘healthcheck’ defined that will ping the local </text:span><text:span text:style-name="T46">MySQL</text:span><text:span text:style-name="T39"> server to see if it is ready. </text:span><text:span text:style-name="T44">This way the node container will wait on the database container to completely setup the database and be ready for connections </text:span><text:span text:style-name="T47">before starting up the express server.</text:span></text:p>
            </text:list-item>
          </text:list>
        </text:list-item>
      </text:list>
      <text:p text:style-name="P32"/>
      <text:p text:style-name="P32"/>
      <text:list xml:id="list133701835210464" text:continue-numbering="true" text:style-name="L1">
        <text:list-item>
          <text:list>
            <text:list-header>
              <text:p text:style-name="P41"><text:span text:style-name="T48">Lastly for the containers to be able to ‘see’ each other a docker-compose ‘network’ is defined. </text:span><text:span text:style-name="T49">Both containers will be registered on this network </text:span><text:span text:style-name="T50">allowing them to communicate. </text:span></text:p>
              <text:p text:style-name="P41"><text:span text:style-name="T47">A</text:span><text:span text:style-name="T39">ll this is done in the single </text:span><text:span text:style-name="T34">.yaml</text:span><text:span text:style-name="T39"> file. </text:span></text:p>
              <text:p text:style-name="P42"><text:span text:style-name="T39">As mentioned before the use of docker-compose allows our project to be booted with a single command. </text:span><text:span text:style-name="T51">By opening a terminal, navigating to the package root folder </text:span><text:span text:style-name="T52">and calling “docker-compose up” both containers will be created and booted. Docker will start downloading needed files and packages and in the end the webserver and database will be running.</text:span></text:p>
              <text:p text:style-name="P43"><text:span text:style-name="T52">A </text:span><text:span text:style-name="T39">minor downfall of this is that the user needs to install docker and docker-compose. For us this is considered a small effort compared to setting up the server and database manually.</text:span></text:p>
              <text:p text:style-name="P33"/>
            </text:list-header>
          </text:list>
        </text:list-item>
      </text:list>
      <text:p text:style-name="P31"/>
      <text:list xml:id="list133703654524228" text:continue-numbering="true" text:style-name="L1">
        <text:list-item>
          <text:list>
            <text:list-header>
              <text:p text:style-name="P29"><text:span text:style-name="T14"/></text:p>
            </text:list-header>
          </text:list>
        </text:list-item>
        <text:list-item>
          <text:p text:style-name="P44"><text:span text:style-name="T5">D</text:span><text:span text:style-name="T4">atabase</text:span></text:p>
        </text:list-item>
        <text:list-item>
          <text:p text:style-name="P44"><text:span text:style-name="T5">E</text:span><text:span text:style-name="T4">xpress server</text:span></text:p>
        </text:list-item>
      </text:list>
      <text:p text:style-name="P20"/>
      <text:p text:style-name="P8"/>
      <text:p text:style-name="P8"/>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93c7" officeooo:paragraph-rsid="001393c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olf De Wulf<text:tab/>3BA Computerwetenschappen<text:tab/>0546395<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6T12:06:51.981634827</meta:creation-date>
    <dc:date>2019-12-06T13:35:47.317612970</dc:date>
    <meta:editing-duration>PT1H25M34S</meta:editing-duration>
    <meta:editing-cycles>97</meta:editing-cycles>
    <meta:generator>LibreOffice/6.2.8.2$Linux_X86_64 LibreOffice_project/20$Build-2</meta:generator>
    <meta:document-statistic meta:table-count="0" meta:image-count="0" meta:object-count="0" meta:page-count="2" meta:paragraph-count="36" meta:word-count="915" meta:character-count="5457" meta:non-whitespace-character-count="4562"/>
  </office:meta>
</office:document-meta>
</file>